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398cf1"/>
    </style:style>
    <style:style style:name="P2" style:family="paragraph" style:parent-style-name="Heading_20_3">
      <style:text-properties officeooo:paragraph-rsid="0042c2f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37c86e"/>
    </style:style>
    <style:style style:name="P5" style:family="paragraph" style:parent-style-name="Text_20_body" style:list-style-name="L1">
      <style:text-properties officeooo:paragraph-rsid="00398cf1"/>
    </style:style>
    <style:style style:name="P6" style:family="paragraph" style:parent-style-name="Text_20_body" style:list-style-name="L1">
      <style:text-properties officeooo:paragraph-rsid="003b703c"/>
    </style:style>
    <style:style style:name="P7" style:family="paragraph" style:parent-style-name="Text_20_body" style:list-style-name="L1">
      <style:text-properties officeooo:paragraph-rsid="0042c2f8"/>
    </style:style>
    <style:style style:name="P8" style:family="paragraph" style:parent-style-name="Text_20_body" style:list-style-name="L1">
      <style:text-properties officeooo:paragraph-rsid="00483c01"/>
    </style:style>
    <style:style style:name="P9" style:family="paragraph" style:parent-style-name="Text_20_body" style:list-style-name="L1">
      <style:text-properties officeooo:paragraph-rsid="004f25d7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37c86e"/>
    </style:style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fo:font-size="12pt" fo:font-style="italic" officeooo:rsid="0042b689" style:font-name-asian="Liberation Serif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fo:font-style="normal" officeooo:rsid="0042b689" style:font-name-asian="Liberation Serif" style:font-size-asian="12pt" style:font-style-asian="normal" style:font-size-complex="12pt" style:font-style-complex="normal"/>
    </style:style>
    <style:style style:name="T4" style:family="text">
      <style:text-properties style:font-name="Liberation Serif" style:font-name-asian="Liberation Serif"/>
    </style:style>
    <style:style style:name="T5" style:family="text">
      <style:text-properties style:font-name="Liberation Serif" officeooo:rsid="00316567" style:font-name-asian="Liberation Serif"/>
    </style:style>
    <style:style style:name="T6" style:family="text">
      <style:text-properties style:font-name="Liberation Serif" officeooo:rsid="003c0df9" style:font-name-asian="Liberation Serif" style:font-name-complex="Liberation Mono"/>
    </style:style>
    <style:style style:name="T7" style:family="text">
      <style:text-properties style:font-name="Liberation Serif" officeooo:rsid="004ecd88" style:font-name-asian="Liberation Serif" style:font-name-complex="Liberation Mono"/>
    </style:style>
    <style:style style:name="T8" style:family="text">
      <style:text-properties style:font-name="Liberation Serif" officeooo:rsid="003e0a21" style:font-name-asian="Liberation Serif"/>
    </style:style>
    <style:style style:name="T9" style:family="text">
      <style:text-properties style:font-name="Liberation Serif" officeooo:rsid="0042c2f8" style:font-name-asian="Liberation Serif"/>
    </style:style>
    <style:style style:name="T10" style:family="text">
      <style:text-properties style:font-name="Liberation Serif" officeooo:rsid="004cd818" style:font-name-asian="Liberation Serif"/>
    </style:style>
    <style:style style:name="T11" style:family="text">
      <style:text-properties style:font-name="Liberation Serif" officeooo:rsid="004ecd88" style:font-name-asian="Liberation Serif"/>
    </style:style>
    <style:style style:name="T12" style:family="text">
      <style:text-properties style:font-name="Liberation Serif" fo:font-size="10.5pt" style:font-name-asian="Liberation Serif" style:font-size-asian="10.5pt" style:font-size-complex="10.5pt"/>
    </style:style>
    <style:style style:name="T13" style:family="text">
      <style:text-properties style:font-name="Liberation Serif" fo:font-size="10.5pt" officeooo:rsid="002cfa8c" style:font-name-asian="Liberation Serif" style:font-size-asian="10.5pt" style:font-size-complex="10.5pt"/>
    </style:style>
    <style:style style:name="T14" style:family="text">
      <style:text-properties style:font-name="Liberation Serif" fo:font-size="10.5pt" fo:font-style="normal" officeooo:rsid="002cfa8c" style:font-name-asian="Liberation Serif" style:font-size-asian="10.5pt" style:font-style-asian="normal" style:font-size-complex="10.5pt" style:font-style-complex="normal"/>
    </style:style>
    <style:style style:name="T15" style:family="text">
      <style:text-properties style:font-name="Liberation Serif" fo:font-style="italic" officeooo:rsid="003e0a21" style:font-name-asian="Liberation Serif" style:font-style-asian="italic" style:font-style-complex="italic"/>
    </style:style>
    <style:style style:name="T16" style:family="text">
      <style:text-properties fo:color="#000000" style:font-name="Liberation Serif" style:font-name-asian="Liberation Serif"/>
    </style:style>
    <style:style style:name="T17" style:family="text">
      <style:text-properties fo:color="#000000" style:font-name="Liberation Serif" officeooo:rsid="003a710e" style:font-name-asian="Liberation Serif"/>
    </style:style>
    <style:style style:name="T18" style:family="text">
      <style:text-properties fo:color="#000000" style:font-name="Liberation Serif" fo:font-style="italic" officeooo:rsid="003e0a21" style:font-name-asian="Liberation Serif" style:font-style-asian="italic" style:font-style-complex="italic"/>
    </style:style>
    <style:style style:name="T19" style:family="text">
      <style:text-properties fo:color="#000000" style:font-name="Liberation Serif" fo:font-style="normal" officeooo:rsid="003e0a21" style:font-name-asian="Liberation Serif" style:font-style-asian="normal" style:font-style-complex="normal"/>
    </style:style>
    <style:style style:name="T20" style:family="text">
      <style:text-properties fo:color="#000000" style:font-name="Liberation Serif" fo:font-style="normal" officeooo:rsid="00483c01" style:font-name-asian="Liberation Serif" style:font-style-asian="normal" style:font-name-complex="Liberation Mono" style:font-style-complex="normal"/>
    </style:style>
    <style:style style:name="T21" style:family="text">
      <style:text-properties style:font-name="Liberation Serif" fo:font-style="normal" officeooo:rsid="003e0a21" style:font-name-asian="Liberation Serif" style:font-style-asian="normal" style:font-style-complex="normal"/>
    </style:style>
    <style:style style:name="T22" style:family="text">
      <style:text-properties officeooo:rsid="004ecd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4">U盘格式化：</text:span></text:span></text:h>
      <text:list xml:id="list912345649" text:style-name="L1">
        <text:list-item>
          <text:p text:style-name="P6"><text:span text:style-name="Source_20_Text"><text:span text:style-name="T16">查看U盘的设备名，找到要挂载的硬盘设备（例如，/</text:span></text:span><text:span text:style-name="Source_20_Text"><text:span text:style-name="T17">dev/sdb</text:span></text:span><text:span text:style-name="Source_20_Text"><text:span text:style-name="T16">）：sudo <text:s/>fdisk <text:s/>-l</text:span></text:span></text:p>
        </text:list-item>
        <text:list-item>
          <text:p text:style-name="P4"><text:span text:style-name="Source_20_Text"><text:span text:style-name="T4">解除U盘挂载，进入/media文件夹找到</text:span></text:span><text:span text:style-name="Source_20_Text"><text:span text:style-name="T16">U</text:span></text:span><text:span text:style-name="Source_20_Text"><text:span text:style-name="T4">盘，复制u盘挂载路径，然后解除挂载：</text:span></text:span></text:p>
          <text:p text:style-name="P10"><text:span text:style-name="T4">sudo <text:s/>umount <text:s/>/</text:span><text:span text:style-name="T5">u盘挂载路径</text:span></text:p>
        </text:list-item>
        <text:list-item>
          <text:p text:style-name="P3"><text:span text:style-name="Source_20_Text"><text:span text:style-name="T12">格式化</text:span></text:span><text:span text:style-name="Source_20_Text"><text:span text:style-name="T1">U</text:span></text:span><text:span text:style-name="Source_20_Text"><text:span text:style-name="T12">盘</text:span></text:span><text:span text:style-name="Source_20_Text"><text:span text:style-name="T13">：</text:span></text:span><text:span text:style-name="T1">sudo mkfs -V -t vfat /dev/设备名</text:span></text:p>
        </text:list-item>
      </text:list>
      <text:h text:style-name="P1" text:outline-level="3"><text:span text:style-name="Source_20_Text"><text:span text:style-name="T4">硬盘挂载：</text:span></text:span></text:h>
      <text:list xml:id="list150608354516505" text:continue-list="list912345649" text:style-name="L1">
        <text:list-item text:start-value="1">
          <text:p text:style-name="P5"><text:span text:style-name="Source_20_Text"><text:span text:style-name="T16">查看硬盘的设备名，找到要挂载的硬盘设备（例如，/</text:span></text:span><text:span text:style-name="Source_20_Text"><text:span text:style-name="T17">dev/sdb</text:span></text:span><text:span text:style-name="Source_20_Text"><text:span text:style-name="T16">）：sudo <text:s/>fdisk <text:s/>-l</text:span></text:span></text:p>
        </text:list-item>
        <text:list-item>
          <text:p text:style-name="P5"><text:span text:style-name="Source_20_Text"><text:span text:style-name="T6">创建挂载点</text:span></text:span><text:span text:style-name="Source_20_Text"><text:span text:style-name="T4">：sudo </text:span></text:span><text:span text:style-name="Source_20_Text"><text:span text:style-name="T8">mkdir <text:s/></text:span></text:span><text:span text:style-name="Source_20_Text"><text:span text:style-name="T15">/</text:span></text:span><text:span text:style-name="Source_20_Text"><text:span text:style-name="T21">mnt/mydisk</text:span></text:span></text:p>
        </text:list-item>
        <text:list-item>
          <text:p text:style-name="P5"><text:span text:style-name="Source_20_Text"><text:span text:style-name="T13">挂载硬盘到挂载点：</text:span></text:span><text:span text:style-name="Source_20_Text"><text:span text:style-name="T1">sudo mount <text:s text:c="2"/></text:span></text:span><text:span text:style-name="Source_20_Text"><text:span text:style-name="T2">/</text:span></text:span><text:span text:style-name="Source_20_Text"><text:span text:style-name="T3">dev/sdb <text:s text:c="2"/></text:span></text:span><text:span text:style-name="Source_20_Text"><text:span text:style-name="T2">/</text:span></text:span><text:span text:style-name="Source_20_Text"><text:span text:style-name="T3">mnt/mydisk</text:span></text:span></text:p>
        </text:list-item>
      </text:list>
      <text:h text:style-name="P2" text:outline-level="3"><text:span text:style-name="Source_20_Text"><text:span text:style-name="T4">硬盘</text:span></text:span><text:span text:style-name="Source_20_Text"><text:span text:style-name="T9">自动</text:span></text:span><text:span text:style-name="Source_20_Text"><text:span text:style-name="T4">挂载：</text:span></text:span></text:h>
      <text:list xml:id="list150608143980320" text:continue-list="list150608354516505" text:style-name="L1">
        <text:list-item text:start-value="1">
          <text:p text:style-name="P8"><text:span text:style-name="Source_20_Text"><text:span text:style-name="T16">打开硬盘挂载配置文件：sudo <text:s/>gedit <text:s/></text:span></text:span><text:span text:style-name="Source_20_Text"><text:span text:style-name="T18">/</text:span></text:span><text:span text:style-name="Source_20_Text"><text:span text:style-name="T20">etc</text:span></text:span><text:span text:style-name="Source_20_Text"><text:span text:style-name="T19">/</text:span></text:span><text:span text:style-name="Source_20_Text"><text:span text:style-name="T20">fstab</text:span></text:span></text:p>
        </text:list-item>
        <text:list-item>
          <text:p text:style-name="P7"><text:span text:style-name="Source_20_Text"><text:span text:style-name="T6">添加挂载信息</text:span></text:span><text:span text:style-name="Source_20_Text"><text:span text:style-name="T4">：</text:span></text:span></text:p>
          <text:p text:style-name="P9"><text:span text:style-name="Source_20_Text"><text:span text:style-name="T4">设备名-</text:span></text:span><text:span text:style-name="Source_20_Text"><text:span text:style-name="T10">第</text:span></text:span><text:span text:style-name="Source_20_Text"><text:span text:style-name="T7">1</text:span></text:span><text:span text:style-name="Source_20_Text"><text:span text:style-name="T10">列 <text:s/></text:span></text:span><text:span text:style-name="Source_20_Text"><text:span text:style-name="T4">挂载点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2</text:span></text:span><text:span text:style-name="Source_20_Text"><text:span text:style-name="T10">列 <text:s/></text:span></text:span><text:span text:style-name="Source_20_Text"><text:span text:style-name="T4">文件系统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3</text:span></text:span><text:span text:style-name="Source_20_Text"><text:span text:style-name="T10">列 <text:s/>参数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4</text:span></text:span><text:span text:style-name="Source_20_Text"><text:span text:style-name="T10">列 <text:s/>dump参数-第</text:span></text:span><text:span text:style-name="Source_20_Text"><text:span text:style-name="T7">5</text:span></text:span><text:span text:style-name="Source_20_Text"><text:span text:style-name="T10">列 <text:s text:c="2"/>自检参数-第</text:span></text:span><text:span text:style-name="Source_20_Text"><text:span text:style-name="T7">6</text:span></text:span><text:span text:style-name="Source_20_Text"><text:span text:style-name="T10">列</text:span></text:span></text:p>
          <text:p text:style-name="P7"><text:span text:style-name="Source_20_Text"><text:span text:style-name="T21"><text:s text:c="6"/>/dev/sdb <text:s text:c="5"/>/mnt/mydisk <text:s text:c="12"/>ext4 <text:s text:c="13"/>defaults <text:s text:c="18"/>0 <text:s text:c="26"/>0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4-17T15:06:06.427306748</dc:date>
    <meta:editing-duration>PT1H5M22S</meta:editing-duration>
    <meta:editing-cycles>5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33" meta:character-count="514" meta:non-whitespace-character-count="387"/>
  </office:meta>
</office:document-meta>
</file>